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libri"/>
    </style:style>
    <style:style style:name="T1" style:family="text">
      <style:text-properties fo:font-style="italic" fo:background-color="#ffff00"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2"/>
      <text:p text:style-name="P2"><text:tab/>Dans le cadre de notre troisième année de licence Informatique à l'Université de Sciences et Techniques de Franche-Comté, nous avons réalisé un projet tutoré et proposé par M. MOUNTASSIR.</text:p>
      <text:p text:style-name="P2"><text:tab/>Ce projet est destiné à une future association qui à terme évoluera en fondation. La finalité <text:s/>de cette association est de réduire la fracture numérique en Afrique Subsaharienne. Pour atteindre cet objectif, elle se concentre sur les jeunes générations qui souhaitent être formées aux nouvelles technologies. L'association proposera différentes formations, qui seront assurées par des bénévoles. Ainsi, un étudiant pourra en suivre une ou plusieurs, ce qui lui permettra, s'il le souhaite, de décrocher stages et emploi dans les entreprises partenaires.</text:p>
      <text:p text:style-name="P2"><text:tab/>A cette fin, nous sommes en charge de concevoir le site internet de l'association. Depuis ce dernier, étudiants, entreprises et bénévoles pourront gérer leurs profils, formations, stages et potentielles candidatures.</text:p>
      <text:p text:style-name="P2"><text:tab/>Nous nous situons dans un contexte de fracture numérique. De fait, le site doit dans un premier temps être simple d'utilisation, clair et intuitif. De plus, il doit s'adapter à tous les navigateurs, même les plus anciens. Il doit également être responsive, afin d'être disponible sur tous types d'appareils.</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mille Idatte</meta:initial-creator>
    <meta:creation-date>2018-02-05T16:44:33.01</meta:creation-date>
    <dc:date>2018-02-05T21:50:57</dc:date>
    <dc:creator>Camille Idatte</dc:creator>
    <meta:editing-duration>PT5H6M21S</meta:editing-duration>
    <meta:editing-cycles>15</meta:editing-cycles>
    <meta:generator>OpenOffice/4.1.4$Win32 OpenOffice.org_project/414m5$Build-9788</meta:generator>
    <meta:document-statistic meta:table-count="0" meta:image-count="0" meta:object-count="0" meta:page-count="1" meta:paragraph-count="6" meta:word-count="190" meta:character-count="1280"/>
  </office:meta>
</office:document-meta>
</file>